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E000002E57A1002072962C6FF.png" manifest:media-type="image/png"/>
  <manifest:file-entry manifest:full-path="Pictures/100002010000050E000002E5A08E38951CC6502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Figura1" text:anchor-type="char" svg:width="17cm" svg:height="9.735cm" draw:z-index="0"><draw:image xlink:href="Pictures/100002010000050E000002E5A08E38951CC65028.png" xlink:type="simple" xlink:show="embed" xlink:actuate="onLoad" loext:mime-type="image/png"/></draw:frame><draw:frame draw:style-name="fr1" draw:name="Figura2" text:anchor-type="char" svg:x="-0.265cm" svg:y="10.848cm" svg:width="17cm" svg:height="9.735cm" draw:z-index="1"><draw:image xlink:href="Pictures/100002010000050E000002E57A1002072962C6F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14:16:56.538569831</meta:creation-date>
    <dc:date>2022-03-11T14:22:06.449067605</dc:date>
    <meta:editing-duration>PT5M10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